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  <text:p text:style-name="P14"><text:soft-page-break/>Sat 11/26/16 <text:s/><text:span text:style-name="T1">6.5 miles <text:s text:c="3"/></text:span></text:p>
      <text:p text:style-name="P9"><text:span text:style-name="T4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4">This was a good workout!</text:span></text:p>
      <text:p text:style-name="P9"><text:span text:style-name="T4"/></text:p>
      <text:p text:style-name="P9"><text:span text:style-name="T4">Sun 11/27/16 4.5 miles</text:span></text:p>
      <text:p text:style-name="P9"><text:span text:style-name="T4">I ran 4 miles on hilly roads in 39:03 or 9:46/mile. <text:s/>Then I walked and jogged a ½ mile in about 7 minutes to warm dow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7T13:20:07.28</dc:date>
    <dc:creator>James Lombardi</dc:creator>
    <meta:editing-duration>PT15H25M2S</meta:editing-duration>
    <meta:editing-cycles>81</meta:editing-cycles>
    <meta:generator>OpenOffice/4.1.2$Win32 OpenOffice.org_project/412m3$Build-9782</meta:generator>
    <meta:document-statistic meta:table-count="0" meta:image-count="0" meta:object-count="0" meta:page-count="8" meta:paragraph-count="251" meta:word-count="2495" meta:character-count="12141"/>
  </office:meta>
</office:document-meta>
</file>